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2.1453in"/>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5" style:family="paragraph" style:parent-style-name="Standard">
      <style:paragraph-properties fo:text-align="start" style:justify-single-word="false">
        <style:tab-stops>
          <style:tab-stop style:position="2.1453in"/>
          <style:tab-stop style:position="2.5547in"/>
        </style:tab-stops>
      </style:paragraph-properties>
      <style:text-properties fo:color="#000000" style:font-name="Times New Roman" fo:font-size="10pt" fo:font-weight="normal" style:font-name-asian="Courier" style:font-size-asian="10pt" style:font-weight-asian="normal" style:font-name-complex="Courier" style:font-size-complex="10pt" style:font-weight-complex="normal"/>
    </style:style>
    <style:style style:name="P6" style:family="paragraph" style:parent-style-name="Standard">
      <style:paragraph-properties fo:margin-left="0in" fo:margin-right="0in" fo:text-align="start" style:justify-single-word="false" fo:text-indent="0in" style:auto-text-indent="false">
        <style:tab-stops>
          <style:tab-stop style:position="2.5547in"/>
        </style:tab-stops>
      </style:paragraph-properties>
    </style:style>
    <style:style style:name="P7" style:family="paragraph" style:parent-style-name="Standard">
      <style:paragraph-properties fo:margin-left="0in" fo:margin-right="0in" fo:text-align="start" style:justify-single-word="false" fo:text-indent="0in" style:auto-text-indent="false">
        <style:tab-stops>
          <style:tab-stop style:position="2.1453in"/>
          <style:tab-stop style:position="2.5547in"/>
        </style:tab-stops>
      </style:paragraph-properties>
      <style:text-properties fo:color="#000000" style:font-name="Times New Roman" fo:font-size="12pt" fo:font-weight="bold" style:font-name-asian="Courier" style:font-size-asian="12pt" style:font-weight-asian="bold" style:font-name-complex="Courier" style:font-size-complex="12pt" style:font-weight-complex="bold"/>
    </style:style>
    <style:style style:name="P8" style:family="paragraph" style:parent-style-name="Standard">
      <style:paragraph-properties fo:margin-left="0in" fo:margin-right="0in" fo:text-align="start" style:justify-single-word="false" fo:text-indent="0in" style:auto-text-indent="false">
        <style:tab-stops>
          <style:tab-stop style:position="2.5547in"/>
        </style:tab-stops>
      </style:paragraph-properties>
      <style:text-properties fo:color="#000000" style:font-name="Times New Roman" fo:font-size="12pt" fo:font-weight="bold" style:font-name-asian="Courier" style:font-size-asian="12pt" style:font-weight-asian="bold" style:font-name-complex="Courier"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ab-stops>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10" style:family="paragraph" style:parent-style-name="Standard">
      <style:paragraph-properties fo:margin-left="0in" fo:margin-right="0in" fo:text-align="start" style:justify-single-word="false" fo:text-indent="0in" style:auto-text-indent="false">
        <style:tab-stops>
          <style:tab-stop style:position="2.5547in"/>
        </style:tab-stops>
      </style:paragraph-properties>
      <style:text-properties fo:color="#000000" style:font-name="Times New Roman" fo:font-size="11pt" fo:font-weight="normal" style:font-name-asian="Courier" style:font-size-asian="11pt" style:font-weight-asian="normal" style:font-name-complex="Courier" style:font-size-complex="11pt" style:font-weight-complex="normal"/>
    </style:style>
    <style:style style:name="P11" style:family="paragraph" style:parent-style-name="Text_20_body">
      <style:paragraph-properties fo:text-align="start" style:justify-single-word="false">
        <style:tab-stops>
          <style:tab-stop style:position="2.5547in"/>
        </style:tab-stops>
      </style:paragraph-properties>
    </style:style>
    <style:style style:name="P12" style:family="paragraph" style:parent-style-name="Text_20_body" style:list-style-name="L10">
      <style:paragraph-properties>
        <style:tab-stops>
          <style:tab-stop style:position="2.9in"/>
        </style:tab-stops>
      </style:paragraph-properties>
    </style:style>
    <style:style style:name="P13" style:family="paragraph" style:parent-style-name="Text_20_body" style:list-style-name="L10">
      <style:paragraph-properties fo:margin-top="0in" fo:margin-bottom="0in"/>
    </style:style>
    <style:style style:name="P14" style:family="paragraph" style:parent-style-name="Standard" style:list-style-name="L1">
      <style:paragraph-properties fo:text-align="center" style:justify-single-word="false"/>
    </style:style>
    <style:style style:name="P15" style:family="paragraph" style:parent-style-name="Standard" style:list-style-name="L2">
      <style:paragraph-properties fo:text-align="start" style:justify-single-word="false"/>
      <style:text-properties fo:font-size="10.5pt" fo:font-weight="normal" style:font-size-asian="10.5pt" style:font-weight-asian="normal" style:font-size-complex="10.5pt" style:font-weight-complex="normal"/>
    </style:style>
    <style:style style:name="P16" style:family="paragraph" style:parent-style-name="Standard">
      <style:paragraph-properties fo:text-align="start" style:justify-single-word="false">
        <style:tab-stops>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17" style:family="paragraph" style:parent-style-name="Standard" style:list-style-name="L4">
      <style:paragraph-properties fo:text-align="start" style:justify-single-word="false">
        <style:tab-stops>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18" style:family="paragraph" style:parent-style-name="Standard" style:list-style-name="L5">
      <style:paragraph-properties fo:text-align="start" style:justify-single-word="false">
        <style:tab-stops>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19" style:family="paragraph" style:parent-style-name="Standard" style:list-style-name="L6">
      <style:paragraph-properties fo:text-align="start" style:justify-single-word="false">
        <style:tab-stops>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20" style:family="paragraph" style:parent-style-name="Standard" style:list-style-name="L7">
      <style:paragraph-properties fo:text-align="start" style:justify-single-word="false">
        <style:tab-stops>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21" style:family="paragraph" style:parent-style-name="Standard" style:list-style-name="L5">
      <style:paragraph-properties fo:text-align="start" style:justify-single-word="false">
        <style:tab-stops>
          <style:tab-stop style:position="2.2547in"/>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22" style:family="paragraph" style:parent-style-name="Standard" style:list-style-name="L8">
      <style:paragraph-properties fo:text-align="start" style:justify-single-word="false">
        <style:tab-stops>
          <style:tab-stop style:position="2.1453in"/>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23" style:family="paragraph" style:parent-style-name="Standard" style:list-style-name="L4">
      <style:paragraph-properties fo:text-align="start" style:justify-single-word="false">
        <style:tab-stops>
          <style:tab-stop style:position="2.5547in"/>
        </style:tab-stops>
      </style:paragraph-properties>
    </style:style>
    <style:style style:name="P24" style:family="paragraph" style:parent-style-name="Standard" style:list-style-name="L6">
      <style:paragraph-properties fo:text-align="start" style:justify-single-word="false">
        <style:tab-stops>
          <style:tab-stop style:position="2.5547in"/>
        </style:tab-stops>
      </style:paragraph-properties>
    </style:style>
    <style:style style:name="P25" style:family="paragraph" style:parent-style-name="Standard" style:list-style-name="L9">
      <style:paragraph-properties fo:text-align="start" style:justify-single-word="false">
        <style:tab-stops>
          <style:tab-stop style:position="2.5547in"/>
        </style:tab-stops>
      </style:paragraph-properties>
    </style:style>
    <style:style style:name="P26" style:family="paragraph" style:parent-style-name="Standard" style:list-style-name="L5">
      <style:paragraph-properties fo:text-align="start" style:justify-single-word="false">
        <style:tab-stops>
          <style:tab-stop style:position="2.2547in"/>
          <style:tab-stop style:position="2.5547in"/>
        </style:tab-stops>
      </style:paragraph-properties>
      <style:text-properties style:font-name="Times New Roman" fo:font-size="10.5pt" style:font-size-asian="10.5pt" style:font-size-complex="10.5pt"/>
    </style:style>
    <style:style style:name="P27" style:family="paragraph" style:parent-style-name="Standard" style:list-style-name="L11">
      <style:paragraph-properties fo:text-align="start" style:justify-single-word="false">
        <style:tab-stops>
          <style:tab-stop style:position="2.5547in"/>
        </style:tab-stops>
      </style:paragraph-properties>
      <style:text-properties fo:font-size="11pt" fo:font-weight="bold" style:font-size-asian="11pt" style:font-weight-asian="bold" style:font-size-complex="11pt" style:font-weight-complex="bold"/>
    </style:style>
    <style:style style:name="P28" style:family="paragraph" style:parent-style-name="Standard" style:list-style-name="L3">
      <style:paragraph-properties fo:margin-left="0.4925in" fo:margin-right="0in" fo:text-align="start" style:justify-single-word="false" fo:text-indent="-0.25in" style:auto-text-indent="false"/>
    </style:style>
    <style:style style:name="P29" style:family="paragraph" style:parent-style-name="Standard" style:list-style-name="L3">
      <style:paragraph-properties fo:margin-left="0.4925in" fo:margin-right="0in" fo:text-align="start" style:justify-single-word="false" fo:text-indent="-0.25in" style:auto-text-indent="false">
        <style:tab-stops>
          <style:tab-stop style:position="2.4909in"/>
        </style:tab-stops>
      </style:paragraph-properties>
    </style:style>
    <style:style style:name="P30" style:family="paragraph" style:parent-style-name="Standard" style:list-style-name="L3">
      <style:paragraph-properties fo:margin-left="0.4925in" fo:margin-right="0in" fo:text-align="start" style:justify-single-word="false" fo:text-indent="-0.25in" style:auto-text-indent="false">
        <style:tab-stops>
          <style:tab-stop style:position="2.4909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31" style:family="paragraph" style:parent-style-name="Standard" style:list-style-name="L3">
      <style:paragraph-properties fo:margin-left="0.4925in" fo:margin-right="0in" fo:text-align="start" style:justify-single-word="false" fo:text-indent="-0.25in" style:auto-text-indent="false">
        <style:tab-stops>
          <style:tab-stop style:position="2.5547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32" style:family="paragraph" style:parent-style-name="Standard" style:list-style-name="L11">
      <style:paragraph-properties fo:margin-left="0.4925in" fo:margin-right="0in" fo:text-align="start" style:justify-single-word="false" fo:text-indent="-0.25in" style:auto-text-indent="false">
        <style:tab-stops>
          <style:tab-stop style:position="2.5547in"/>
        </style:tab-stops>
      </style:paragraph-properties>
      <style:text-properties fo:color="#000000" style:font-name="Times New Roman" fo:font-size="10.5pt" fo:font-weight="bold" style:font-name-asian="Courier" style:font-size-asian="10.5pt" style:font-weight-asian="bold" style:font-name-complex="Courier" style:font-size-complex="10.5pt" style:font-weight-complex="bold"/>
    </style:style>
    <style:style style:name="P33" style:family="paragraph" style:parent-style-name="Standard" style:list-style-name="L3">
      <style:paragraph-properties fo:margin-left="0.9846in" fo:margin-right="0in" fo:text-align="start" style:justify-single-word="false" fo:text-indent="-0.25in" style:auto-text-indent="false">
        <style:tab-stops>
          <style:tab-stop style:position="2.4909in"/>
        </style:tab-stops>
      </style:paragraph-properties>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P34" style:family="paragraph" style:parent-style-name="Standard">
      <style:paragraph-properties fo:margin-left="0in" fo:margin-right="0in" fo:text-align="start" style:justify-single-word="false" fo:text-indent="0in" style:auto-text-indent="false">
        <style:tab-stops>
          <style:tab-stop style:position="2.5547in"/>
        </style:tab-stops>
      </style:paragraph-properties>
      <style:text-properties fo:color="#ff0000" style:font-name="Times New Roman" fo:font-size="10.5pt" fo:font-weight="normal" style:font-name-asian="Courier" style:font-size-asian="10.5pt" style:font-weight-asian="normal" style:font-name-complex="Courier" style:font-size-complex="10.5pt" style:font-weight-complex="normal"/>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0.5pt" fo:font-weight="normal" style:font-size-asian="10.5pt" style:font-weight-asian="normal" style:font-size-complex="10.5pt" style:font-weight-complex="normal"/>
    </style:style>
    <style:style style:name="T5" style:family="text">
      <style:text-properties fo:font-size="10.5pt" style:font-size-asian="10.5pt" style:font-size-complex="10.5pt"/>
    </style:style>
    <style:style style:name="T6" style:family="text">
      <style:text-properties fo:color="#000000" style:font-name="Times New Roman" fo:font-size="10.5pt" fo:font-weight="normal" style:font-name-asian="Courier" style:font-size-asian="10.5pt" style:font-weight-asian="normal" style:font-name-complex="Courier" style:font-size-complex="10.5pt" style:font-weight-complex="normal"/>
    </style:style>
    <style:style style:name="T7" style:family="text">
      <style:text-properties fo:color="#000000" style:font-name="Times New Roman" fo:font-size="10.5pt" style:font-name-asian="Courier" style:font-size-asian="10.5pt" style:font-name-complex="Courier" style:font-size-complex="10.5pt"/>
    </style:style>
    <style:style style:name="T8" style:family="text">
      <style:text-properties fo:color="#000000" style:font-name="Times New Roman" fo:font-size="12pt" fo:font-weight="bold" style:font-name-asian="Courier" style:font-size-asian="12pt" style:font-weight-asian="bold" style:font-name-complex="Courier" style:font-size-complex="12pt" style:font-weight-complex="bold"/>
    </style:style>
    <style:style style:name="T9" style:family="text">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T10" style:family="text">
      <style:text-properties fo:color="#000000" style:font-name="Times New Roman" style:font-name-asian="Courier" style:font-name-complex="Courier"/>
    </style:style>
    <style:style style:name="T11" style:family="text">
      <style:text-properties fo:color="#000000" fo:font-weight="normal" style:font-name-asian="Courier" style:font-weight-asian="normal" style:font-name-complex="Courier" style:font-weight-complex="normal"/>
    </style:style>
    <style:style style:name="T12" style:family="text">
      <style:text-properties fo:color="#000000" fo:font-size="10.5pt" fo:font-weight="normal" style:font-size-asian="10.5pt" style:font-weight-asian="normal" style:font-size-complex="10.5pt" style:font-weight-complex="normal"/>
    </style:style>
    <style:style style:name="T13" style:family="text">
      <style:text-properties style:font-name="Times New Roman" fo:font-size="10.5pt" fo:font-weight="normal" style:font-size-asian="10.5pt" style:font-weight-asian="normal" style:font-size-complex="10.5pt" style:font-weight-complex="normal"/>
    </style:style>
    <style:style style:name="T14" style:family="text">
      <style:text-properties style:font-name="Times New Roman" fo:font-size="10.5pt" fo:font-weight="normal" style:font-name-asian="Courier" style:font-size-asian="10.5pt" style:font-weight-asian="normal" style:font-name-complex="Courier" style:font-size-complex="10.5pt" style:font-weight-complex="normal"/>
    </style:style>
    <style:style style:name="T15" style:family="text">
      <style:text-properties fo:color="#0000ff"/>
    </style:style>
    <style:style style:name="T16" style:family="text">
      <style:text-properties fo:color="#0000ff" style:font-name="Times New Roman" fo:font-size="10.5pt" fo:font-weight="normal" style:font-name-asian="Courier" style:font-size-asian="10.5pt" style:font-weight-asian="normal" style:font-name-complex="Courier" style:font-size-complex="10.5pt" style:font-weight-complex="normal"/>
    </style:style>
    <style:style style:name="T17" style:family="text">
      <style:text-properties fo:color="#c1651c" style:font-name="Times New Roman" fo:font-size="10.5pt" style:font-name-asian="Courier" style:font-size-asian="10.5pt" style:font-name-complex="Courier" style:font-size-complex="10.5pt"/>
    </style:style>
    <style:style style:name="T18" style:family="text">
      <style:text-properties fo:color="#c1651c" fo:font-weight="normal" style:font-name-asian="Courier" style:font-weight-asian="normal" style:font-name-complex="Courier" style:font-weight-complex="normal"/>
    </style:style>
    <style:style style:name="T19" style:family="text">
      <style:text-properties fo:color="#ff0000"/>
    </style:style>
    <style:style style:name="T20" style:family="text">
      <style:text-properties fo:color="#ff0000" style:font-name="Times New Roman" fo:font-size="10.5pt" fo:font-weight="normal" style:font-name-asian="Courier" style:font-size-asian="10.5pt" style:font-weight-asian="normal" style:font-name-complex="Courier" style:font-size-complex="10.5pt" style:font-weight-complex="normal"/>
    </style:style>
    <style:style style:name="T21" style:family="text">
      <style:text-properties fo:color="#ff0000" fo:font-size="10.5pt" fo:font-weight="normal" style:font-size-asian="10.5pt" style:font-weight-asian="normal" style:font-size-complex="10.5pt" style:font-weight-complex="normal"/>
    </style:style>
    <style:style style:name="T22" style:family="text">
      <style:text-properties fo:color="#2fb41d" style:font-name="Times New Roman" fo:font-size="10.5pt" style:font-name-asian="Courier" style:font-size-asian="10.5pt" style:font-name-complex="Courier" style:font-size-complex="10.5pt"/>
    </style:style>
    <style:style style:name="T23" style:family="text">
      <style:text-properties fo:color="#2fb41d" fo:font-weight="normal" style:font-name-asian="Courier" style:font-weight-asian="normal" style:font-name-complex="Courier" style:font-weight-complex="normal"/>
    </style:style>
    <style:style style:name="T24" style:family="text">
      <style:text-properties fo:color="#b42419" style:font-name-asian="Courier" style:font-name-complex="Courier"/>
    </style:style>
    <style:style style:name="T25" style:family="text">
      <style:text-properties style:font-name-asian="Courier" style:font-name-complex="Courier"/>
    </style:style>
    <style:style style:name="T26"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643104" text:style-name="L1">
        <text:list-item>
          <text:p text:style-name="P14">LASSIE structure</text:p>
        </text:list-item>
      </text:list>
      <text:p text:style-name="P1"/>
      <text:p text:style-name="P2"><text:span text:style-name="T1">Main.cpp:</text:span> </text:p>
      <text:list xml:id="list234113212" text:style-name="L2">
        <text:list-item>
          <text:p text:style-name="P15">creates Gtk function</text:p>
        </text:list-item>
        <text:list-item>
          <text:p text:style-name="P15">creates a MainWindow object</text:p>
        </text:list-item>
        <text:list-item>
          <text:p text:style-name="P15">runs MainWindow</text:p>
        </text:list-item>
      </text:list>
      <text:p text:style-name="P3"><text:span text:style-name="T3">MainWindow</text:span><text:span text:style-name="T2">:</text:span></text:p>
      <text:list xml:id="list2163241383" text:style-name="L3">
        <text:list-item>
          <text:p text:style-name="P28"><text:span text:style-name="T4">uses</text:span><text:span text:style-name="T13"> </text:span><text:span text:style-name="T6">ProjectViewController and EnvelopeLibraryWindow</text:span></text:p>
        </text:list-item>
        <text:list-item>
          <text:p text:style-name="P29"><text:span text:style-name="T6">calls Gtk::UIManager; Gtk::ActionGroup (</text:span><text:span text:style-name="T16">see how ActionGroup is used to create files, etc.</text:span><text:span text:style-name="T6">)</text:span></text:p>
        </text:list-item>
        <text:list-item>
          <text:p text:style-name="P30">establishes XML UI block</text:p>
        </text:list-item>
        <text:list-item>
          <text:p text:style-name="P33">UIManager reads an XML text to layout the menu</text:p>
        </text:list-item>
        <text:list-item>
          <text:p text:style-name="P30">creates and manages files: </text:p>
        </text:list-item>
        <text:list-item>
          <text:p text:style-name="P31">creates NewProject, ex. menuFileOpen()</text:p>
        </text:list-item>
        <text:list-item>
          <text:p text:style-name="P31">#include ProjectViewController, FileOperations, HelpOperations. EnvelopeLibraryWindow</text:p>
        </text:list-item>
        <text:list-item>
          <text:p text:style-name="P31">uses yyparser</text:p>
        </text:list-item>
      </text:list>
      <text:p text:style-name="P9"/>
      <text:p text:style-name="P6"><text:span text:style-name="T8">IEvent:</text:span><text:span text:style-name="T9"> </text:span><text:span text:style-name="T6"><text:s text:c="4"/></text:span></text:p>
      <text:p text:style-name="P9"/>
      <text:p text:style-name="P34">How GTK+ handles input.</text:p>
      <text:p text:style-name="P9">Useful ?? gtk.gdk.Event — an object representing an event from the windowing system</text:p>
      <text:p text:style-name="P9"><text:tab/>(GdkDragContext <text:s text:c="2"/>??)</text:p>
      <text:list xml:id="list164825327" text:style-name="L4">
        <text:list-item>
          <text:p text:style-name="P17">creates event classes/objects for every entry: EventDiscretePackage, EventLayer, EventExtraInfo, EventBottomModifier, Envelope, Pattern, Spatialization, etc.</text:p>
        </text:list-item>
        <text:list-item>
          <text:p text:style-name="P17">set and get methods</text:p>
        </text:list-item>
        <text:list-item>
          <text:p text:style-name="P17">writes to the XML file with correct syntax after user fills in data for each widget</text:p>
        </text:list-item>
        <text:list-item>
          <text:p text:style-name="P23"><text:span text:style-name="T6">marked as TODO: </text:span><text:span text:style-name="T22">void</text:span><text:span text:style-name="T7"> IEvent::makeSuperColliderCode()</text:span></text:p>
        </text:list-item>
      </text:list>
      <text:p text:style-name="P6"><text:span text:style-name="T8">ObjectWindow: </text:span><text:span text:style-name="T6"><text:s text:c="2"/></text:span></text:p>
      <text:p text:style-name="P6"><text:a xlink:type="simple" xlink:href="http://www.pygtk.org/pygtk2reference/class-gtkobject.html"><text:span text:style-name="Source_20_Text"><text:span text:style-name="T21">gtk.Object</text:span></text:span></text:a><text:span text:style-name="T20"> is the base class for all widgets, and for a few non-widget objects such as </text:span><text:a xlink:type="simple" xlink:href="http://www.pygtk.org/pygtk2reference/class-gtkadjustment.html"><text:span text:style-name="Source_20_Text"><text:span text:style-name="T21">gtk.Adjustment</text:span></text:span></text:a><text:span text:style-name="T20">. </text:span><text:a xlink:type="simple" xlink:href="http://www.pygtk.org/pygtk2reference/class-gtkobject.html"><text:span text:style-name="Source_20_Text"><text:span text:style-name="T21">gtk.Object</text:span></text:span></text:a><text:span text:style-name="T20"> predates </text:span><text:span text:style-name="Source_20_Text"><text:span text:style-name="T21">GObject</text:span></text:span><text:span text:style-name="T20">; non-widgets that derive from </text:span><text:a xlink:type="simple" xlink:href="http://www.pygtk.org/pygtk2reference/class-gtkobject.html"><text:span text:style-name="Source_20_Text"><text:span text:style-name="T21">gtk.Object</text:span></text:span></text:a><text:span text:style-name="T20"> rather than </text:span><text:span text:style-name="Source_20_Text"><text:span text:style-name="T21">GObject</text:span></text:span><text:span text:style-name="T20"> do so for backward compatibility reasons.</text:span></text:p>
      <text:p text:style-name="P34"/>
      <text:list xml:id="list1577894862" text:style-name="L5">
        <text:list-item>
          <text:p text:style-name="P18">needs: MainWindow, ProjectViewController and IEvent classes</text:p>
        </text:list-item>
        <text:list-item>
          <text:p text:style-name="P18">#include PaletteViewController.h as well in .cpp</text:p>
        </text:list-item>
        <text:list-item>
          <text:p text:style-name="P26"><text:span text:style-name="T23">class</text:span><text:span text:style-name="T11"> ObjectWindow: </text:span><text:span text:style-name="T18">public</text:span><text:span text:style-name="T11"> Gtk::Window</text:span></text:p>
        </text:list-item>
        <text:list-item>
          <text:p text:style-name="P21">detects errors</text:p>
        </text:list-item>
        <text:list-item>
          <text:p text:style-name="P21">manages window, widgets appearance</text:p>
        </text:list-item>
        <text:list-item>
          <text:p text:style-name="P21">gets the information for each object (IEvent ?): Top, High,... Spectrum,... Note, Filter.</text:p>
        </text:list-item>
        <text:list-item>
          <text:p text:style-name="P21"><text:span text:style-name="T15">GetPalette()</text:span> for each type (Top, High, Bottom, Spa, Filter, etc.)</text:p>
        </text:list-item>
        <text:list-item>
          <text:p text:style-name="P21"><text:span text:style-name="T25">activeProject-&gt;getPalette()-&gt;getObjectsLinkedList(</text:span><text:span text:style-name="T24">"Top"</text:span><text:span text:style-name="T25">)</text:span></text:p>
        </text:list-item>
        <text:list-item>
          <text:p text:style-name="P21">activates/removes projects</text:p>
        </text:list-item>
        <text:list-item>
          <text:p text:style-name="P21">changes sizes</text:p>
        </text:list-item>
      </text:list>
      <text:p text:style-name="P8">ProjectViewController:</text:p>
      <text:p text:style-name="P8"/>
      <text:p text:style-name="P8"><text:span text:style-name="T21">Both the </text:span><text:a xlink:type="simple" xlink:href="https://developer.gnome.org/gnome-devel-demos/stable/treeview_simple_liststore.py.html.en">TreeView</text:a><text:span text:style-name="T21"> and the </text:span><text:a xlink:type="simple" xlink:href="https://developer.gnome.org/gnome-devel-demos/stable/combobox.py.html.en">ComboBox</text:a><text:span text:style-name="T21"> widgets are built on the Model/View/Controller design. The Model (an implementation of Gtk.TreeModel, usually Gtk.TreeStore or Gtk.ListStore) stores the data; the View (e.g. Gtk.TreeView, Gtk.ComboBox, or Gtk.ComboBoxText) gets change notifications and displays the content of the model. The Controller, finally, changes the state of the model (via some methods in the model's implementation - such as append() or remove()) and notifies the view of these changes (via signals like "changed").</text:span></text:p>
      <text:p text:style-name="P10"/>
      <text:list xml:id="list2015917434" text:style-name="L6">
        <text:list-item>
          <text:p text:style-name="P19">uses yyparser</text:p>
        </text:list-item>
        <text:list-item>
          <text:p text:style-name="P24"><text:span text:style-name="T6">creates </text:span><text:span text:style-name="T17">new</text:span><text:span text:style-name="T7"> IEvent() object/class</text:span><text:span text:style-name="T6"> </text:span></text:p>
        </text:list-item>
        <text:list-item>
          <text:p text:style-name="P24"><text:soft-page-break/><text:span text:style-name="T6">creates </text:span><text:span text:style-name="T20">new</text:span><text:span text:style-name="T6"> ObjectWindows for each type of event, siv, pattern, reverb, filter, note, etc.</text:span></text:p>
        </text:list-item>
        <text:list-item>
          <text:p text:style-name="P24"><text:span text:style-name="T6">shows contents of the above by creating </text:span><text:span text:style-name="T20">new</text:span><text:span text:style-name="T6"> IEvents</text:span></text:p>
        </text:list-item>
        <text:list-item>
          <text:p text:style-name="P19">creates and handles ObjectWindows</text:p>
        </text:list-item>
        <text:list-item>
          <text:p text:style-name="P19">pointer to PaletteViewController paletteView.</text:p>
        </text:list-item>
        <text:list-item>
          <text:p text:style-name="P19">IEvent* top</text:p>
        </text:list-item>
      </text:list>
      <text:p text:style-name="P6"><text:span text:style-name="T8">PaletteViewController: </text:span><text:span text:style-name="T6"><text:s/></text:span></text:p>
      <text:p text:style-name="P6"><text:span text:style-name="T20">A </text:span><text:a xlink:type="simple" xlink:href="https://developer.gnome.org/gtkmm/stable/classGtk_1_1ToolPalette.html"><text:span text:style-name="T19">ToolPalette</text:span></text:a><text:span text:style-name="T20"> allows you to add ToolItems to a palette-like container with various categories and drag and drop support. </text:span></text:p>
      <text:list xml:id="list139859475" text:style-name="L7">
        <text:list-item>
          <text:p text:style-name="P20">#includes: IEvent, ProjectViewController, ObjectWindow, MainWindow, EventAttributesController, SharePointers. </text:p>
        </text:list-item>
        <text:list-item>
          <text:p text:style-name="P20">loads the GtkBuilder</text:p>
        </text:list-item>
        <text:list-item>
          <text:p text:style-name="P20"><text:s/>more detailed access to buttons, cursor, rows, columns, etc. (?) </text:p>
        </text:list-item>
        <text:list-item>
          <text:p text:style-name="P20">delete, duplicate, inserts windows</text:p>
        </text:list-item>
        <text:list-item>
          <text:p text:style-name="P20">right click</text:p>
        </text:list-item>
        <text:list-item>
          <text:p text:style-name="P20">drag and drop functionality</text:p>
        </text:list-item>
        <text:list-item>
          <text:p text:style-name="P20">refreshes windows</text:p>
        </text:list-item>
      </text:list>
      <text:p text:style-name="P7">EventAttributesViewController:<text:span text:style-name="T5"> </text:span><text:span text:style-name="T4"><text:s text:c="4"/></text:span></text:p>
      <text:list xml:id="list736131463" text:style-name="L8">
        <text:list-item>
          <text:p text:style-name="P22">#include IEvent, ProjectViewController. PaletteViewController, MainWindow, FunctionGenerator, SharedPointers.</text:p>
        </text:list-item>
        <text:list-item>
          <text:p text:style-name="P22">Hbox, VBox (?)</text:p>
        </text:list-item>
        <text:list-item>
          <text:p text:style-name="P22">creates buttons for all places of input (one-by-one) inside widgets</text:p>
        </text:list-item>
        <text:list-item>
          <text:p text:style-name="P22">connects childEventDef buttons to proper functions, alignments, </text:p>
        </text:list-item>
        <text:list-item>
          <text:p text:style-name="P22">detail handling of every detail</text:p>
        </text:list-item>
      </text:list>
      <text:p text:style-name="P6"><text:span text:style-name="T8">UI directory:</text:span><text:span text:style-name="T6"> <text:s text:c="2"/></text:span></text:p>
      <text:p text:style-name="P9"/>
      <text:p text:style-name="P6"><text:span text:style-name="T20">A </text:span><text:a xlink:type="simple" xlink:href="https://developer.gnome.org/gtkmm/stable/classGtk_1_1UIManager.html"><text:span text:style-name="T19">Gtk::UIManager</text:span></text:a><text:span text:style-name="T20"> constructs a user interface (menus and toolbars) from one or more UI definitions, which reference actions from one or more action groups.</text:span></text:p>
      <text:p text:style-name="P9"/>
      <text:list xml:id="list2120736877" text:style-name="L9">
        <text:list-item>
          <text:p text:style-name="P25"><text:span text:style-name="T6">Stores the user interface configuration for a program; saved in an </text:span><text:a xlink:type="simple" xlink:href="http://techterms.com/definition/xml" office:target-frame-name="techterms" xlink:show="replace">XML</text:a><text:span text:style-name="T6"> format and contains definitions of Qt widgets with slots and signals;</text:span></text:p>
        </text:list-item>
      </text:list>
      <text:p text:style-name="P11"><text:span text:style-name="T6">The </text:span><text:a xlink:type="simple" xlink:href="http://doc.qt.io/qt-5/qwidget.html">QWidget</text:a><text:span text:style-name="T6"> class provides the basic capability to render to the screen, and to handle user input events. All UI elements that Qt provides are either subclasses of </text:span><text:a xlink:type="simple" xlink:href="http://doc.qt.io/qt-5/qwidget.html">QWidget</text:a><text:span text:style-name="T6">, or are used in connection with a </text:span><text:a xlink:type="simple" xlink:href="http://doc.qt.io/qt-5/qwidget.html">QWidget</text:a><text:span text:style-name="T6"> subclass. Creating custom widgets is done by subclassing </text:span><text:a xlink:type="simple" xlink:href="http://doc.qt.io/qt-5/qwidget.html">QWidget</text:a><text:span text:style-name="T6"> or a suitable subclass and reimplementing the virtual event handlers.</text:span></text:p>
      <text:list xml:id="list903647436" text:style-name="L10">
        <text:list-item>
          <text:p text:style-name="P13"><text:a xlink:type="simple" xlink:href="http://doc.qt.io/qt-5/application-windows.html">Window and Dialog Widgets</text:a> </text:p>
        </text:list-item>
        <text:list-item>
          <text:p text:style-name="P13"><text:a xlink:type="simple" xlink:href="http://doc.qt.io/qt-5/mainwindow.html">Application Main Window</text:a> </text:p>
        </text:list-item>
        <text:list-item>
          <text:p text:style-name="P13"><text:a xlink:type="simple" xlink:href="http://doc.qt.io/qt-5/dialogs.html">Dialog Windows</text:a> </text:p>
        </text:list-item>
        <text:list-item>
          <text:p text:style-name="P12"><text:a xlink:type="simple" xlink:href="http://doc.qt.io/qt-5/focus.html">Keyboard Focus in Widgets</text:a> </text:p>
        </text:list-item>
      </text:list>
      <text:p text:style-name="P16"/>
      <text:list xml:id="list63150224" text:style-name="L11">
        <text:list-item>
          <text:p text:style-name="P27"><text:span text:style-name="T10">Attributes.ui:</text:span><text:span text:style-name="T6"> <text:s text:c="3"/></text:span></text:p>
        </text:list-item>
        <text:list-item>
          <text:p text:style-name="P32">FileNewObject.ui:</text:p>
        </text:list-item>
        <text:list-item>
          <text:p text:style-name="P32">etc.</text:p>
        </text:list-item>
      </text:list>
      <text:p text:style-name="P4"/>
      <text:p text:style-name="P4"/>
      <text:p text:style-name="P4"/>
      <text:p text:style-name="P4"/>
      <text:p text:style-name="P4"/>
      <text:p text:style-name="P4"/>
      <text:p text:style-name="P4"/>
      <text:p text:style-name="P4"><text:tab/>https://developer.gnome.org/gnome-devel-demos/stable/gmenu.py.html.en</text:p>
      <text:p text:style-name="P5"/>
      <text:p text:style-name="P4"><text:soft-page-break/><text:a xlink:type="simple" xlink:href="https://developer.gnome.org/gnome-devel-demos/stable/combobox.py.html.en"><text:span text:style-name="T26">ComboBox (one column)A widget used to choose from a list of items</text:span></text:a></text:p>
      <text:p text:style-name="Standard"><text:a xlink:type="simple" xlink:href="https://developer.gnome.org/gnome-devel-demos/stable/combobox_multicolumn.py.html.en"><text:span text:style-name="T26">ComboBox (two columns)A widget used to choose from a list of items</text:span></text:a></text:p>
      <text:p text:style-name="P4"/>
      <text:p text:style-name="P4"/>
      <text:p text:style-name="P4"><text:s text:c="36"/>https://developer.gnome.org/gnome-devel-demos/stable/model-view-controller.py.html.en</text:p>
      <text:p text:style-name="P4"/>
      <text:p text:style-name="P4">Both the <text:a xlink:type="simple" xlink:href="https://developer.gnome.org/gnome-devel-demos/stable/treeview_simple_liststore.py.html.en">TreeView</text:a> and the <text:a xlink:type="simple" xlink:href="https://developer.gnome.org/gnome-devel-demos/stable/combobox.py.html.en">ComboBox</text:a> widgets are built on the Model/View/Controller design. The Model (an implementation of Gtk.TreeModel, usually Gtk.TreeStore or Gtk.ListStore) stores the data; the View (e.g. Gtk.TreeView, Gtk.ComboBox, or Gtk.ComboBoxText) gets change notifications and displays the content of the model. The Controller, finally, changes the state of the model (via some methods in the model's implementation - such as append() or remove()) and notifies the view of these changes (via signals like "changed").</text:p>
      <text:p text:style-name="P4"/>
      <text:p text:style-name="P4"><text:s text:c="37"/>What is the difference between Object and IEv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ver Tipei</meta:initial-creator>
    <meta:creation-date>2015-08-13T13:42:07</meta:creation-date>
    <dc:date>2016-07-01T11:41:04</dc:date>
    <dc:creator>Sever Tipei</dc:creator>
    <meta:editing-duration>PT11H53M55S</meta:editing-duration>
    <meta:editing-cycles>15</meta:editing-cycles>
    <meta:generator>OpenOffice.org/3.2$Unix OpenOffice.org_project/320m12$Build-9483</meta:generator>
    <meta:document-statistic meta:table-count="0" meta:image-count="0" meta:object-count="0" meta:page-count="3" meta:paragraph-count="75" meta:word-count="687" meta:character-count="4969"/>
  </office:meta>
</office:document-meta>
</file>